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3.995cm"/>
        </style:tab-stops>
      </style:paragraph-properties>
    </style:style>
    <style:style style:name="P2" style:family="paragraph" style:parent-style-name="Standard" style:master-page-name="Standard">
      <style:paragraph-properties fo:text-align="center" style:justify-single-word="false" style:page-number="auto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/>
    </style:style>
    <style:style style:name="P4" style:family="paragraph" style:parent-style-name="Standard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fo:language="bg" fo:country="BG" fo:font-weight="bold" style:font-size-asian="24pt" style:font-weight-asian="bold" style:font-size-complex="24pt"/>
    </style:style>
    <style:style style:name="T3" style:family="text">
      <style:text-properties fo:font-size="24pt" fo:font-weight="bold" style:font-size-asian="24pt" style:font-weight-asian="bold" style:font-size-complex="24pt"/>
    </style:style>
    <style:style style:name="T4" style:family="text">
      <style:text-properties fo:language="bg" fo:country="BG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Contactify </text:span><text:span text:style-name="T3">Functionality</text:span><text:span text:style-name="T1">:</text:span></text:p>
      <text:p text:style-name="Standard">Authorization,</text:p>
      <text:p text:style-name="Standard">Profiles and editing,</text:p>
      <text:p text:style-name="Standard">May be story of the day(timeline )<text:span text:style-name="T4">,</text:span></text:p>
      <text:p text:style-name="P1">Share contacts,<text:tab/></text:p>
      <text:p text:style-name="Standard">Export/import contacts,</text:p>
      <text:p text:style-name="Standard">Contact groups,</text:p>
      <text:p text:style-name="Standard">Admin panel,</text:p>
      <text:p text:style-name="Standard">Send emails</text:p>
      <text:p text:style-name="Standard">Avatars,</text:p>
      <text:p text:style-name="Standard">Message system,</text:p>
      <text:p text:style-name="Standard">Email notifications,</text:p>
      <text:p text:style-name="Standard">Logger,</text:p>
      <text:p text:style-name="Standard">Chat application,</text:p>
      <text:p text:style-name="Standard">Find me on github facebook twitter stackoverflow etc..</text:p>
      <text:p text:style-name="Standard"/>
      <text:p text:style-name="P3">Visual Storm – self site</text:p>
      <text:p text:style-name="P4">Only javascript</text:p>
      <text:p text:style-name="P4">Ultimate design and shit</text:p>
      <text:p text:style-name="Standard"><text:span text:style-name="T3">Mean stack ba</text:span><text:bookmark text:name="_GoBack"/><text:span text:style-name="T3">by</text:span></text:p>
      <text:p text:style-name="Standard"><text:tab/><text:line-break/><text:line-break/><text:tab/><text:tab/><text:tab/><text:tab/><text:tab/><text:tab/>HAD TO FIX</text:p>
      <text:p text:style-name="Standard">Workarounded register – fix it! <text:s/>Navbar header <text:s/>turn arounded background<text:line-break/>Session/local storag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x Mihov</meta:initial-creator>
    <meta:editing-cycles>12</meta:editing-cycles>
    <meta:creation-date>2017-01-22T16:10:00</meta:creation-date>
    <dc:date>2017-04-27T23:25:34.29</dc:date>
    <meta:editing-duration>PT3M40S</meta:editing-duration>
    <meta:generator>OpenOffice/4.1.3$Win32 OpenOffice.org_project/413m1$Build-9783</meta:generator>
    <meta:document-statistic meta:table-count="0" meta:image-count="0" meta:object-count="0" meta:page-count="1" meta:paragraph-count="21" meta:word-count="68" meta:character-count="484"/>
    <meta:user-defined meta:name="AppVersion">15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